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meta.xml"/>
  <manifest:file-entry manifest:media-type="text/xml" manifest:full-path="content.xml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graphics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tyles.xml"/>
  <manifest:file-entry manifest:media-type="application/vnd.oasis.opendocument.graphics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tyles.xml"/>
  <manifest:file-entry manifest:media-type="application/vnd.oasis.opendocument.graphics" manifest:version="1.2" manifest:full-path="Object 3/"/>
  <manifest:file-entry manifest:media-type="text/xml" manifest:full-path="styles.xml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styles.xml"/>
  <manifest:file-entry manifest:media-type="application/vnd.oasis.opendocument.graphics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styles.xml"/>
  <manifest:file-entry manifest:media-type="application/vnd.oasis.opendocument.graphics" manifest:version="1.2" manifest:full-path="Object 5/"/>
  <manifest:file-entry manifest:media-type="image/png" manifest:full-path="Pictures/100000000000085500000640EA60E182.png"/>
  <manifest:file-entry manifest:media-type="image/png" manifest:full-path="Pictures/1000000000000855000006409CF00B9F.png"/>
  <manifest:file-entry manifest:media-type="image/png" manifest:full-path="Pictures/10000201000004000000007AE4B29483.png"/>
  <manifest:file-entry manifest:media-type="image/png" manifest:full-path="Pictures/100000000000085500000640F198CA06.png"/>
  <manifest:file-entry manifest:media-type="image/png" manifest:full-path="Pictures/100000000000040000000300E3099475.png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styles.xml"/>
  <manifest:file-entry manifest:media-type="application/vnd.oasis.opendocument.graphics" manifest:version="1.2" manifest:full-path="Object 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37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931cm"/>
    </style:style>
    <style:style style:name="gr4" style:family="graphic" style:parent-style-name="standard">
      <style:graphic-properties draw:ole-draw-aspect="1"/>
    </style:style>
    <style:style style:name="gr5" style:family="graphic" style:parent-style-name="objectwithoutfill">
      <style:graphic-properties svg:stroke-width="0.051cm" svg:stroke-color="#008000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Symmetric_20_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svg:stroke-width="0.051cm" svg:stroke-color="#008000" draw:marker-start-width="0.381cm" draw:marker-end="Symmetric_20_Arrow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svg:stroke-width="0.051cm" svg:stroke-color="#008000" draw:marker-start-width="0.381cm" draw:marker-end="Symmetric_20_Arrow" draw:marker-end-width="0.381cm" draw:fill="none" draw:textarea-horizontal-align="center" draw:textarea-vertical-align="middle" fo:padding-top="0.151cm" fo:padding-bottom="0.151cm" fo:padding-left="0.276cm" fo:padding-right="0.276cm"/>
    </style:style>
    <style:style style:name="pr1" style:family="presentation" style:parent-style-name="Default_20_2-notes">
      <style:graphic-properties draw:fill-color="#ffffff" draw:auto-grow-height="true" fo:min-height="12.573cm"/>
    </style:style>
    <style:style style:name="pr2" style:family="presentation" style:parent-style-name="Default_20_1-notes" style:list-style-name="L1">
      <style:graphic-properties draw:fill-color="#ffffff" draw:auto-grow-height="true" fo:min-height="12.573cm"/>
    </style:style>
    <style:style style:name="pr3" style:family="presentation" style:parent-style-name="Default-title">
      <style:graphic-properties fo:min-height="3.173cm"/>
    </style:style>
    <style:style style:name="pr4" style:family="presentation" style:parent-style-name="Default-outline1">
      <style:graphic-properties fo:min-height="13.43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draw:fill-color="#ffffff" fo:min-height="13.609cm"/>
    </style:style>
    <style:style style:name="pr7" style:family="presentation" style:parent-style-name="Default_20_3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line-height="150%" fo:text-align="center" fo:text-indent="0cm"/>
    </style:style>
    <style:style style:name="P2" style:family="paragraph">
      <style:paragraph-properties fo:margin-left="0cm" fo:margin-right="0cm" fo:line-height="150%" fo:text-align="start" fo:text-indent="0cm"/>
    </style:style>
    <style:style style:name="P3" style:family="paragraph">
      <style:paragraph-properties fo:margin-left="0cm" fo:margin-right="0cm" fo:line-height="150%" fo:text-align="end" fo:text-indent="0cm"/>
      <style:text-properties fo:font-size="18pt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line-height="150%" fo:text-align="start" fo:text-indent="0cm"/>
      <style:text-properties fo:font-size="18pt"/>
    </style:style>
    <style:style style:name="P6" style:family="paragraph">
      <style:paragraph-properties fo:margin-left="0cm" fo:margin-right="0cm" fo:text-indent="0cm"/>
    </style:style>
    <style:style style:name="P7" style:family="paragraph">
      <style:text-properties fo:font-size="20pt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text-align="center"/>
    </style:style>
    <style:style style:name="P10" style:family="paragraph">
      <style:text-properties fo:font-size="18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text-properties fo:font-size="16pt" style:font-size-asian="16pt" style:font-size-complex="16pt"/>
    </style:style>
    <style:style style:name="T1" style:family="text">
      <style:text-properties fo:color="#ffffff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ff" fo:font-family="'Liberation Sans'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3" style:family="text">
      <style:text-properties fo:color="#ffffff" fo:font-size="32pt" style:font-size-asian="32pt" style:font-size-complex="32pt"/>
    </style:style>
    <style:style style:name="T4" style:family="text">
      <style:text-properties fo:font-family="Courier" style:font-style-name="Regular" style:font-family-generic="swiss" style:font-pitch="variable" fo:font-size="32pt" style:font-size-asian="32pt" style:font-size-complex="32pt"/>
    </style:style>
    <style:style style:name="T5" style:family="text">
      <style:text-properties fo:font-weight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54cm" text:min-label-width="0.762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762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2" presentation:presentation-page-layout-name="AL1T1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">
        <office:forms form:automatic-focus="false" form:apply-design-mode="false"/>
        <draw:frame draw:style-name="gr2" draw:text-style-name="P3" draw:layer="layout" svg:width="22.855cm" svg:height="6.087cm" svg:x="3.18cm" svg:y="5.038cm">
          <draw:text-box>
            <text:p text:style-name="P1"><text:span text:style-name="T1">Tuning and benchmarking JBoss EAP session clustering</text:span></text:p>
            <text:p text:style-name="P2"><text:span text:style-name="T2"/></text:p>
          </draw:text-box>
        </draw:frame>
        <draw:frame draw:style-name="gr3" draw:text-style-name="P5" draw:layer="layout" svg:width="20.182cm" svg:height="4.049cm" svg:x="3.313cm" svg:y="10.286cm">
          <draw:text-box>
            <text:p text:style-name="P2"><text:span text:style-name="T2">Bela Ban </text:span></text:p>
            <text:p text:style-name="P4"><text:span text:style-name="T2">JBoss</text:span></text:p>
            <text:p text:style-name="P4"><text:span text:style-name="T3">06.29.201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Agenda</text:p>
          </draw:text-box>
        </draw:frame>
        <draw:frame presentation:style-name="pr4" draw:layer="layout" svg:width="25.199cm" svg:height="13.435cm" svg:x="1.471cm" svg:y="4.145cm" presentation:class="outline">
          <draw:text-box>
            <text:list text:style-name="L2">
              <text:list-item>
                <text:p>JBoss clustering architecture</text:p>
              </text:list-item>
              <text:list-item>
                <text:p>Domains to configure and manage a cluster</text:p>
              </text:list-item>
              <text:list-item>
                <text:p>Main clustering modes</text:p>
                <text:list>
                  <text:list-item>
                    <text:p>Replication</text:p>
                  </text:list-item>
                  <text:list-item>
                    <text:p>Distribution</text:p>
                  </text:list-item>
                </text:list>
              </text:list-item>
              <text:list-item>
                <text:p>Performance</text:p>
              </text:list-item>
              <text:list-item>
                <text:p>Tuning and its effects on performance</text:p>
              </text:list-item>
              <text:list-item>
                <text:p>Best practi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Goals</text:p>
          </draw:text-box>
        </draw:frame>
        <draw:frame presentation:style-name="pr4" draw:layer="layout" svg:width="25.199cm" svg:height="13.435cm" svg:x="1.471cm" svg:y="4.145cm" presentation:class="outline">
          <draw:text-box>
            <text:list text:style-name="L2">
              <text:list-item>
                <text:p>There are a number of ways to run a JBoss cluster (sync, async, dist, repl)</text:p>
              </text:list-item>
              <text:list-item>
                <text:p>Benchmark those (and compare against a 2008 run)</text:p>
              </text:list-item>
              <text:list-item>
                <text:p>Side effect</text:p>
                <text:list>
                  <text:list-item>
                    <text:p>Show how to set up and manage a JBoss EAP 6 cluster using domain management</text:p>
                    <text:list>
                      <text:list-item>
                        <text:p>(EAP 6 ~ AS 7.1.x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Perf test setup</text:p>
          </draw:text-box>
        </draw:frame>
        <draw:frame draw:style-name="gr4" draw:layer="layout" svg:width="23.902cm" svg:height="13.319cm" svg:x="2.256cm" svg:y="4.032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9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Perf test client</text:p>
          </draw:text-box>
        </draw:frame>
        <draw:frame presentation:style-name="pr6" draw:text-style-name="P8" draw:layer="layout" svg:width="25.199cm" svg:height="13.609cm" svg:x="1.27cm" svg:y="3.81cm" presentation:class="outline" presentation:user-transformed="true">
          <draw:text-box>
            <text:list text:style-name="L2">
              <text:list-item>
                <text:p text:style-name="P6">HTTP sessions have ints as keys and byte[] buffers as values</text:p>
              </text:list-item>
              <text:list-item>
                <text:p text:style-name="P6">Each client (simulated by a thread)</text:p>
                <text:list>
                  <text:list-item>
                    <text:p text:style-name="P6">Creates an HTTP session with <text:span text:style-name="T4">num_attrs</text:span> (10) attributes with <text:span text:style-name="T4">size</text:span> (1000) byte[] buffers</text:p>
                  </text:list-item>
                  <text:list-item>
                    <text:p text:style-name="P6">Loops X times</text:p>
                    <text:list>
                      <text:list-item>
                        <text:p text:style-name="P6">With a 10% chance, writes a random key, <text:span text:style-name="T5">or</text:span></text:p>
                      </text:list-item>
                      <text:list-item>
                        <text:p text:style-name="P6">With a 90% chance, reads a random key</text:p>
                      </text:list-item>
                    </text:list>
                  </text:list-item>
                  <text:list-item>
                    <text:p text:style-name="P6">Destroys the HTTP session</text:p>
                  </text:list-item>
                  <text:list-item>
                    <text:p text:style-name="P6">Measures the time, computes sta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Architecture of a JBoss instance</text:p>
          </draw:text-box>
        </draw:frame>
        <draw:frame draw:name="Object 3" draw:style-name="gr4" draw:layer="layout" svg:width="25.244cm" svg:height="13.856cm" svg:x="-0.635cm" svg:y="1.905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EAP session clustering</text:p>
          </draw:text-box>
        </draw:frame>
        <draw:frame presentation:style-name="pr4" draw:layer="layout" svg:width="25.199cm" svg:height="13.435cm" svg:x="1.471cm" svg:y="4.145cm" presentation:class="outline">
          <draw:text-box>
            <text:list text:style-name="L2">
              <text:list-item>
                <text:p>Sessions are created in Infinispan with jsessionIds as keys and AtomicHashMaps as values</text:p>
              </text:list-item>
              <text:list-item>
                <text:p>Infinispan uses JGroups to</text:p>
                <text:list>
                  <text:list-item>
                    <text:p>Disseminate modifications</text:p>
                  </text:list-item>
                  <text:list-item>
                    <text:p>Get cluster change notifications</text:p>
                  </text:list-item>
                  <text:list-item>
                    <text:p>Perform state transfer</text:p>
                  </text:list-item>
                </text:list>
              </text:list-item>
              <text:list-item>
                <text:p>Modifications to a session are batched and executed at the end of the HTTP request</text:p>
                <text:list>
                  <text:list-item>
                    <text:p>10 modifications in 1 HTTP request trigger only 1 network mess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Infinispan: mode=<text:span text:style-name="T6">replication</text:span></text:p>
          </draw:text-box>
        </draw:frame>
        <draw:frame presentation:style-name="pr4" draw:layer="layout" svg:width="25.199cm" svg:height="13.435cm" svg:x="1.471cm" svg:y="4.145cm" presentation:class="outline">
          <draw:text-box>
            <text:list text:style-name="L2">
              <text:list-item>
                <text:p>All the data is stored on all cluster nodes</text:p>
              </text:list-item>
              <text:list-item>
                <text:p>Writes are sent to all nodes</text:p>
                <text:list>
                  <text:list-item>
                    <text:p>Every node updates its cache</text:p>
                  </text:list-item>
                </text:list>
              </text:list-item>
              <text:list-item>
                <text:p>Reads are always local</text:p>
              </text:list-item>
              <text:list-item>
                <text:p>New nodes acquire the initial state from the oldest node</text:p>
              </text:list-item>
              <text:list-item>
                <text:p>Clients can access any node for reading or writing</text:p>
              </text:list-item>
              <text:list-item>
                <text:p>Scalability is limited by cluster size and data size, waste of memor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line draw:style-name="gr5" draw:text-style-name="P9" draw:layer="layout" svg:x1="15.24cm" svg:y1="5.715cm" svg:x2="12.7cm" svg:y2="8.89cm">
          <text:p/>
        </draw:line>
        <draw:frame draw:style-name="gr4" draw:layer="layout" svg:width="24.033cm" svg:height="13.854cm" svg:x="2.733cm" svg:y="4.17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presentation:style-name="pr3" draw:layer="layout" svg:width="25.199cm" svg:height="3.173cm" svg:x="1.4cm" svg:y="0.637cm" presentation:class="title">
          <draw:text-box>
            <text:p>Replication mode: write</text:p>
          </draw:text-box>
        </draw:frame>
        <draw:line draw:style-name="gr6" draw:text-style-name="P9" draw:layer="layout" svg:x1="2.54cm" svg:y1="16.51cm" svg:x2="27.305cm" svg:y2="16.51cm">
          <text:p/>
        </draw:line>
        <draw:frame draw:style-name="gr7" draw:layer="layout" svg:width="3.66cm" svg:height="0.962cm" svg:x="13.335cm" svg:y="16.51cm">
          <draw:text-box>
            <text:p>Replication</text:p>
          </draw:text-box>
        </draw:frame>
        <draw:line draw:style-name="gr8" draw:text-style-name="P9" draw:layer="layout" svg:x1="7.62cm" svg:y1="16.51cm" svg:x2="7.62cm" svg:y2="15.24cm">
          <text:p/>
        </draw:line>
        <draw:line draw:style-name="gr8" draw:text-style-name="P9" draw:layer="layout" svg:x1="15.24cm" svg:y1="16.51cm" svg:x2="15.24cm" svg:y2="15.24cm">
          <text:p/>
        </draw:line>
        <draw:line draw:style-name="gr8" draw:text-style-name="P9" draw:layer="layout" svg:x1="22.86cm" svg:y1="16.51cm" svg:x2="22.86cm" svg:y2="15.24cm">
          <text:p/>
        </draw:line>
        <draw:custom-shape draw:style-name="gr9" draw:text-style-name="P9" draw:layer="layout" svg:width="5.08cm" svg:height="1.905cm" svg:x="12.7cm" svg:y="3.81cm">
          <text:p text:style-name="P9">Cli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8.89cm" svg:height="1.905cm" svg:x="10.468cm" svg:y="6.35cm">
          <text:p text:style-name="P9">mod-cluster</text:p>
          <draw:enhanced-geometry svg:viewBox="0 0 21600 21600" draw:type="rectangle" draw:enhanced-path="M 0 0 L 21600 0 21600 21600 0 21600 0 0 Z N"/>
        </draw:custom-shape>
        <draw:line draw:style-name="gr5" draw:text-style-name="P9" draw:layer="layout" svg:x1="5.715cm" svg:y1="8.89cm" svg:x2="19.685cm" svg:y2="8.89cm">
          <text:p/>
        </draw:line>
        <draw:line draw:style-name="gr11" draw:text-style-name="P9" draw:layer="layout" svg:x1="5.715cm" svg:y1="8.89cm" svg:x2="5.715cm" svg:y2="10.795cm">
          <text:p/>
        </draw:line>
        <draw:line draw:style-name="gr11" draw:text-style-name="P9" draw:layer="layout" svg:x1="12.7cm" svg:y1="8.89cm" svg:x2="12.7cm" svg:y2="10.795cm">
          <text:p/>
        </draw:line>
        <draw:line draw:style-name="gr11" draw:text-style-name="P9" draw:layer="layout" svg:x1="19.685cm" svg:y1="8.89cm" svg:x2="19.685cm" svg:y2="10.795cm">
          <text:p/>
        </draw:lin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Replication mode: read</text:p>
          </draw:text-box>
        </draw:frame>
        <draw:frame draw:style-name="gr4" draw:layer="layout" svg:width="24.033cm" svg:height="13.854cm" svg:x="2.733cm" svg:y="4.17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6" draw:text-style-name="P9" draw:layer="layout" svg:x1="2.54cm" svg:y1="16.51cm" svg:x2="27.305cm" svg:y2="16.51cm">
          <text:p/>
        </draw:line>
        <draw:frame draw:style-name="gr7" draw:layer="layout" svg:width="3.66cm" svg:height="0.962cm" svg:x="13.335cm" svg:y="16.51cm">
          <draw:text-box>
            <text:p>Replication</text:p>
          </draw:text-box>
        </draw:frame>
        <draw:line draw:style-name="gr8" draw:text-style-name="P9" draw:layer="layout" svg:x1="7.62cm" svg:y1="16.51cm" svg:x2="7.62cm" svg:y2="15.24cm">
          <text:p/>
        </draw:line>
        <draw:line draw:style-name="gr8" draw:text-style-name="P9" draw:layer="layout" svg:x1="15.24cm" svg:y1="16.51cm" svg:x2="15.24cm" svg:y2="15.24cm">
          <text:p/>
        </draw:line>
        <draw:line draw:style-name="gr8" draw:text-style-name="P9" draw:layer="layout" svg:x1="22.86cm" svg:y1="16.51cm" svg:x2="22.86cm" svg:y2="15.24cm">
          <text:p/>
        </draw:line>
        <draw:custom-shape draw:style-name="gr9" draw:text-style-name="P9" draw:layer="layout" svg:width="5.08cm" svg:height="1.905cm" svg:x="12.7cm" svg:y="3.81cm">
          <text:p text:style-name="P9">Cli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9" draw:layer="layout" svg:width="8.89cm" svg:height="1.905cm" svg:x="10.468cm" svg:y="6.35cm">
          <text:p text:style-name="P9">mod-cluster</text:p>
          <draw:enhanced-geometry svg:viewBox="0 0 21600 21600" draw:type="rectangle" draw:enhanced-path="M 0 0 L 21600 0 21600 21600 0 21600 0 0 Z N"/>
        </draw:custom-shape>
        <draw:line draw:style-name="gr11" draw:text-style-name="P9" draw:layer="layout" svg:x1="15.24cm" svg:y1="5.715cm" svg:x2="19.685cm" svg:y2="10.795cm">
          <text:p/>
        </draw:line>
        <draw:line draw:style-name="gr11" draw:text-style-name="P9" draw:layer="layout" svg:x1="20.132cm" svg:y1="10.795cm" svg:x2="15.687cm" svg:y2="5.715cm">
          <text:p/>
        </draw:lin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Infinispan: mode=<text:span text:style-name="T6">distribution</text:span></text:p>
          </draw:text-box>
        </draw:frame>
        <draw:frame presentation:style-name="pr4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p>Data is only stored on N cluster nodes (say N=2)</text:p>
              </text:list-item>
              <text:list-item>
                <text:p>A consistent hash on a key “id determines the 2 servers for “id”</text:p>
                <text:list>
                  <text:list-item>
                    <text:p>Example: cluster is {A,B,C,D,E,F}</text:p>
                  </text:list-item>
                  <text:list-item>
                    <text:p>Hash(“id”) = 8; 8 MOD 6 = 2</text:p>
                    <text:list>
                      <text:list-item>
                        <text:p>--&gt; Primary owner = B, backup owner = C</text:p>
                      </text:list-item>
                    </text:list>
                  </text:list-item>
                  <text:list-item>
                    <text:p>Crash of B, new view is {A,C,D,E,F}</text:p>
                    <text:list>
                      <text:list-item>
                        <text:p>--&gt; Primary owner = D, backup owner = E</text:p>
                      </text:list-item>
                      <text:list-item>
                        <text:p>--&gt; C needs to transfer “id” to D and E and remove it locally</text:p>
                      </text:list-item>
                    </text:list>
                  </text:list-item>
                </text:list>
              </text:list-item>
              <text:list-item>
                <text:p>Knowing the key, we always find the right server(s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Infinispan: mode=<text:span text:style-name="T6">distribution</text:span></text:p>
          </draw:text-box>
        </draw:frame>
        <draw:frame presentation:style-name="pr4" draw:layer="layout" svg:width="25.199cm" svg:height="13.435cm" svg:x="1.471cm" svg:y="4.145cm" presentation:class="outline">
          <draw:text-box>
            <text:list text:style-name="L2">
              <text:list-item>
                <text:p>A write updates the N owners of a key</text:p>
              </text:list-item>
              <text:list-item>
                <text:p>A read asks the primary owner</text:p>
                <text:list>
                  <text:list-item>
                    <text:p>Possibly stores the result in its L1 cache</text:p>
                    <text:list>
                      <text:list-item>
                        <text:p>L1 caches require invalidation on updates</text:p>
                      </text:list-item>
                    </text:list>
                  </text:list-item>
                </text:list>
              </text:list-item>
              <text:list-item>
                <text:p>Distribution uses less space than replication</text:p>
              </text:list-item>
              <text:list-item>
                <text:p>If all owner nodes of a given key crash at the same time, the data is lost</text:p>
              </text:list-item>
              <text:list-item>
                <text:p>The cost of distribution is constant</text:p>
                <text:list>
                  <text:list-item>
                    <text:p>Good for large clus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Distribution mode: write</text:p>
          </draw:text-box>
        </draw:frame>
        <draw:frame draw:style-name="gr4" draw:layer="layout" svg:width="24.033cm" svg:height="13.854cm" svg:x="2.733cm" svg:y="4.17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line draw:style-name="gr6" draw:text-style-name="P9" draw:layer="layout" svg:x1="2.54cm" svg:y1="16.51cm" svg:x2="27.305cm" svg:y2="16.51cm">
          <text:p/>
        </draw:line>
        <draw:frame draw:style-name="gr7" draw:text-style-name="P10" draw:layer="layout" svg:width="3.66cm" svg:height="0.962cm" svg:x="13.335cm" svg:y="16.51cm">
          <draw:text-box>
            <text:p text:style-name="P10">Replication</text:p>
          </draw:text-box>
        </draw:frame>
        <draw:line draw:style-name="gr8" draw:text-style-name="P9" draw:layer="layout" svg:x1="6.35cm" svg:y1="16.51cm" svg:x2="6.35cm" svg:y2="15.24cm">
          <text:p/>
        </draw:line>
        <draw:line draw:style-name="gr8" draw:text-style-name="P9" draw:layer="layout" svg:x1="11.43cm" svg:y1="16.51cm" svg:x2="11.43cm" svg:y2="15.24cm">
          <text:p/>
        </draw:line>
        <draw:line draw:style-name="gr8" draw:text-style-name="P9" draw:layer="layout" svg:x1="21.59cm" svg:y1="16.51cm" svg:x2="21.59cm" svg:y2="15.367cm">
          <text:p/>
        </draw:line>
        <draw:custom-shape draw:style-name="gr9" draw:text-style-name="P11" draw:layer="layout" svg:width="5.08cm" svg:height="1.905cm" svg:x="12.7cm" svg:y="3.81cm">
          <text:p text:style-name="P11">Cli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9" draw:layer="layout" svg:x1="16.51cm" svg:y1="16.51cm" svg:x2="16.51cm" svg:y2="15.367cm">
          <text:p/>
        </draw:line>
        <draw:line draw:style-name="gr12" draw:text-style-name="P9" draw:layer="layout" svg:x1="15.24cm" svg:y1="5.715cm" svg:x2="10.16cm" svg:y2="11.43cm">
          <text:p/>
        </draw:line>
        <draw:line draw:style-name="gr11" draw:text-style-name="P9" draw:layer="layout" svg:x1="15.24cm" svg:y1="5.715cm" svg:x2="15.24cm" svg:y2="11.43cm">
          <text:p/>
        </draw:line>
        <draw:custom-shape draw:style-name="gr10" draw:text-style-name="P11" draw:layer="layout" svg:width="8.89cm" svg:height="1.905cm" svg:x="10.468cm" svg:y="6.35cm">
          <text:p text:style-name="P11">mod-cluster</text:p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2.754cm" svg:height="0.878cm" svg:x="13.97cm" svg:y="2.932cm">
          <draw:text-box>
            <text:p><text:span text:style-name="T7">write(K2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Distribution mode: read</text:p>
          </draw:text-box>
        </draw:frame>
        <draw:frame draw:style-name="gr4" draw:layer="layout" svg:width="24.033cm" svg:height="13.854cm" svg:x="2.733cm" svg:y="4.17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line draw:style-name="gr6" draw:text-style-name="P9" draw:layer="layout" svg:x1="2.54cm" svg:y1="16.51cm" svg:x2="27.305cm" svg:y2="16.51cm">
          <text:p/>
        </draw:line>
        <draw:frame draw:style-name="gr7" draw:text-style-name="P10" draw:layer="layout" svg:width="3.66cm" svg:height="0.962cm" svg:x="13.335cm" svg:y="16.51cm">
          <draw:text-box>
            <text:p text:style-name="P10">Replication</text:p>
          </draw:text-box>
        </draw:frame>
        <draw:line draw:style-name="gr8" draw:text-style-name="P9" draw:layer="layout" svg:x1="6.35cm" svg:y1="16.51cm" svg:x2="6.35cm" svg:y2="15.24cm">
          <text:p/>
        </draw:line>
        <draw:line draw:style-name="gr8" draw:text-style-name="P9" draw:layer="layout" svg:x1="11.43cm" svg:y1="16.51cm" svg:x2="11.43cm" svg:y2="15.24cm">
          <text:p/>
        </draw:line>
        <draw:line draw:style-name="gr8" draw:text-style-name="P9" draw:layer="layout" svg:x1="21.59cm" svg:y1="16.51cm" svg:x2="21.59cm" svg:y2="15.367cm">
          <text:p/>
        </draw:line>
        <draw:custom-shape draw:style-name="gr9" draw:text-style-name="P11" draw:layer="layout" svg:width="5.08cm" svg:height="1.905cm" svg:x="12.7cm" svg:y="3.81cm">
          <text:p text:style-name="P11">Client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9" draw:layer="layout" svg:x1="16.51cm" svg:y1="16.51cm" svg:x2="16.51cm" svg:y2="15.367cm">
          <text:p/>
        </draw:line>
        <draw:custom-shape draw:style-name="gr10" draw:text-style-name="P11" draw:layer="layout" svg:width="8.89cm" svg:height="1.905cm" svg:x="10.468cm" svg:y="6.35cm">
          <text:p text:style-name="P11">mod-cluster</text:p>
          <draw:enhanced-geometry svg:viewBox="0 0 21600 21600" draw:type="rectangle" draw:enhanced-path="M 0 0 L 21600 0 21600 21600 0 21600 0 0 Z N"/>
        </draw:custom-shape>
        <draw:frame draw:style-name="gr7" draw:text-style-name="P12" draw:layer="layout" svg:width="2.691cm" svg:height="0.878cm" svg:x="13.97cm" svg:y="2.932cm">
          <draw:text-box>
            <text:p><text:span text:style-name="T7">read(K5)</text:span></text:p>
          </draw:text-box>
        </draw:frame>
        <draw:line draw:style-name="gr11" draw:text-style-name="P9" draw:layer="layout" svg:x1="15.24cm" svg:y1="5.715cm" svg:x2="10.16cm" svg:y2="13.97cm">
          <text:p/>
        </draw:line>
        <draw:line draw:style-name="gr11" draw:text-style-name="P9" draw:layer="layout" svg:x1="10.577cm" svg:y1="13.814cm" svg:x2="15.657cm" svg:y2="5.559cm">
          <text:p/>
        </draw:lin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5" presentation:class="page"/>
          <draw:frame presentation:style-name="pr5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Distribution and JBoss session clustering</text:p>
          </draw:text-box>
        </draw:frame>
        <draw:frame presentation:style-name="pr4" draw:layer="layout" svg:width="25.199cm" svg:height="13.435cm" svg:x="1.471cm" svg:y="4.145cm" presentation:class="outline">
          <draw:text-box>
            <text:list text:style-name="L2">
              <text:list-item>
                <text:p>JBoss always stores a session on the current node</text:p>
              </text:list-item>
              <text:list-item>
                <text:p>To do so, it grabs a key whose hash maps to the current node</text:p>
              </text:list-item>
              <text:list-item>
                <text:p>That key acts as the jessionId</text:p>
              </text:list-item>
              <text:list-item>
                <text:p>Advantages</text:p>
                <text:list>
                  <text:list-item>
                    <text:p>No remote reads</text:p>
                  </text:list-item>
                  <text:list-item>
                    <text:p>One of the writes is local</text:p>
                  </text:list-item>
                  <text:list-item>
                    <text:p>No need for an L1 cach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3" draw:layer="layout" svg:width="25.199cm" svg:height="3.173cm" svg:x="1.4cm" svg:y="0.637cm" presentation:class="title">
          <draw:text-box>
            <text:p>Links</text:p>
          </draw:text-box>
        </draw:frame>
        <draw:frame presentation:style-name="pr4" draw:layer="layout" svg:width="25.199cm" svg:height="13.435cm" svg:x="1.905cm" svg:y="4.345cm" presentation:class="outline" presentation:user-transformed="true">
          <draw:text-box>
            <text:list text:style-name="L2">
              <text:list-item>
                <text:p>EAP 6: <text:span text:style-name="T8"><text:a xlink:href="http://www.redhat.com/products/jbossenterprisemiddleware/application-platform">http://www.redhat.com/products/jbossenterprisemiddleware/application-platform</text:a></text:span></text:p>
              </text:list-item>
              <text:list-item>
                <text:p>mod-cluster: <text:a xlink:href="http://www.jboss.org/mod_cluster">http://www.jboss.org/mod_cluster</text:a></text:p>
              </text:list-item>
              <text:list-item>
                <text:p>Infinispan: <text:a xlink:href="http://www.infinispan.org/">http://www.infinispan.org</text:a></text:p>
              </text:list-item>
              <text:list-item>
                <text:p>JGroups: <text:a xlink:href="http://www.jgroups.org/">http://www.jgroups.org</text:a></text:p>
              </text:list-item>
              <text:list-item>
                <text:p>Perf test: <text:a xlink:href="https://github.com/belaban/SessionPerf">https://github.com/belaban/SessionPerf</text:a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_20_3" presentation:presentation-page-layout-name="AL1T1">
        <office:forms form:automatic-focus="false" form:apply-design-mode="false"/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ackground" xlink:href="Pictures/1000000000000855000006409CF00B9F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top="0cm" fo:margin-bottom="0.4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Hiragino Kaku Gothic Pro W3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2-outline1">
      <style:graphic-properties draw:fill-color="#ffffff" draw:auto-grow-height="false" fo:min-height="13.86cm"/>
    </style:style>
    <style:style style:name="Mpr6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4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text:enable-numbering="true" fo:margin-left="1.2cm" fo:margin-right="0cm" fo:text-indent="-0.9cm"/>
    </style:style>
    <style:style style:name="MP5" style:family="paragraph">
      <style:paragraph-properties fo:text-align="center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862cm" svg:height="4.396cm" svg:x="1cm" svg:y="3.722cm" draw:page-number="1"/>
      <draw:page-thumbnail draw:layer="backgroundobjects" svg:width="5.862cm" svg:height="4.396cm" svg:x="1cm" svg:y="11.77cm"/>
      <draw:page-thumbnail draw:layer="backgroundobjects" svg:width="5.862cm" svg:height="4.396cm" svg:x="1cm" svg:y="19.818cm"/>
      <draw:page-thumbnail draw:layer="backgroundobjects" svg:width="5.862cm" svg:height="4.396cm" svg:x="7.863cm" svg:y="3.722cm"/>
      <draw:page-thumbnail draw:layer="backgroundobjects" svg:width="5.862cm" svg:height="4.396cm" svg:x="7.863cm" svg:y="11.77cm"/>
      <draw:page-thumbnail draw:layer="backgroundobjects" svg:width="5.862cm" svg:height="4.396cm" svg:x="7.863cm" svg:y="19.818cm"/>
      <draw:page-thumbnail draw:layer="backgroundobjects" svg:width="5.862cm" svg:height="4.396cm" svg:x="14.726cm" svg:y="3.722cm"/>
      <draw:page-thumbnail draw:layer="backgroundobjects" svg:width="5.862cm" svg:height="4.396cm" svg:x="14.726cm" svg:y="11.77cm"/>
      <draw:page-thumbnail draw:layer="backgroundobjects" svg:width="5.862cm" svg:height="4.396cm" svg:x="14.726cm" svg:y="19.818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3" draw:text-style-name="MP5" draw:layer="backgroundobjects" svg:width="28cm" svg:height="3.333cm" svg:x="0cm" svg:y="17.667cm">
        <draw:image xlink:href="Pictures/10000201000004000000007AE4B29483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5" draw:text-style-name="MP6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85500000640EA60E182.png" xlink:type="simple" xlink:show="embed" xlink:actuate="onLoad">
          <text:p/>
        </draw:image>
      </draw:frame>
      <presentation:notes style:page-layout-name="PM0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9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9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40000000300E3099475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0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1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1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2" draw:text-style-name="MP8" draw:layer="backgroundobjects" svg:width="6.523cm" svg:height="1.448cm" svg:x="1.4cm" svg:y="19.131cm" presentation:class="date-time">
        <draw:text-box>
          <text:p text:style-name="MP8"><text:span text:style-name="MT1"><presentation:date-time/></text:span></text:p>
        </draw:text-box>
      </draw:frame>
      <draw:frame presentation:style-name="Mpr12" draw:text-style-name="MP9" draw:layer="backgroundobjects" svg:width="8.875cm" svg:height="1.448cm" svg:x="9.576cm" svg:y="19.131cm" presentation:class="footer">
        <draw:text-box>
          <text:p text:style-name="MP9"><text:span text:style-name="MT1"><presentation:footer/></text:span></text:p>
        </draw:text-box>
      </draw:frame>
      <draw:frame presentation:style-name="Mpr12" draw:text-style-name="MP10" draw:layer="backgroundobjects" svg:width="6.523cm" svg:height="1.448cm" svg:x="20.076cm" svg:y="19.131cm" presentation:class="page-number">
        <draw:text-box>
          <text:p text:style-name="MP10"><text:span text:style-name="MT1"><text:page-number>&lt;number&gt;</text:page-number></text:span></text:p>
        </draw:text-box>
      </draw:frame>
      <draw:frame draw:style-name="Mgr3" draw:text-style-name="MP5" draw:layer="backgroundobjects" svg:width="28.002cm" svg:height="21cm" svg:x="0cm" svg:y="0cm">
        <draw:image xlink:href="Pictures/100000000000085500000640F198CA06.png" xlink:type="simple" xlink:show="embed" xlink:actuate="onLoad">
          <text:p/>
        </draw:image>
      </draw:frame>
      <presentation:notes style:page-layout-name="PM0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8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13" draw:text-style-name="MP10" draw:layer="backgroundobjects" svg:width="9.369cm" svg:height="1.396cm" svg:x="12.22cm" svg:y="0cm" presentation:class="date-time">
          <draw:text-box>
            <text:p text:style-name="MP10"><text:span text:style-name="MT1"><presentation:date-time/></text:span></text:p>
          </draw:text-box>
        </draw:frame>
        <draw:frame presentation:style-name="Mpr14" draw:text-style-name="MP8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14" draw:text-style-name="MP10" draw:layer="backgroundobjects" svg:width="9.369cm" svg:height="1.396cm" svg:x="12.22cm" svg:y="26.543cm" presentation:class="page-number">
          <draw:text-box>
            <text:p text:style-name="MP10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_64 LibreOffice_project/dc9775d-05ecbee-0851ad3-1586698-727bf66</meta:generator>
    <meta:initial-creator>adrienne yancey</meta:initial-creator>
    <meta:creation-date>2009-02-23T10:59:51</meta:creation-date>
    <dc:date>2012-04-10T08:49:21</dc:date>
    <dc:language>en-US</dc:language>
    <meta:editing-cycles>181</meta:editing-cycles>
    <meta:editing-duration>P2DT3H39M48S</meta:editing-duration>
    <dc:creator>Bela Ban</dc:creator>
    <meta:document-statistic meta:object-count="16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cc99" draw:opacity="50%" draw:textarea-horizontal-align="justify" draw:textarea-vertical-align="middle" draw:auto-grow-height="false" draw:shadow-offset-x="0.203cm" draw:shadow-offset-y="0.203cm" draw:shadow-opacity="50%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draw:shadow="visible" draw:shadow-offset-x="0.203cm" draw:shadow-offset-y="0.20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203cm" svg:height="6.298cm" svg:x="5.858cm" svg:y="6.402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2.304cm" svg:y1="9.359cm" svg:x2="19.569cm" svg:y2="9.359cm">
          <text:p/>
        </draw:line>
        <draw:custom-shape draw:style-name="gr3" draw:text-style-name="P2" draw:layer="layout" svg:width="2.808cm" svg:height="1.559cm" svg:x="2.3cm" svg:y="6.919cm">
          <text:p text:style-name="P1"><text:span text:style-name="T1">httpd</text:span></text:p>
          <text:p text:style-name="P1"><text:span text:style-name="T1">mod-clu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304cm" svg:y1="5.652cm" svg:x2="18.047cm" svg:y2="5.652cm">
          <text:p/>
        </draw:line>
        <draw:custom-shape draw:style-name="gr3" draw:text-style-name="P2" draw:layer="layout" svg:width="2.469cm" svg:height="1.559cm" svg:x="6.42cm" svg:y="6.92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9.762cm" svg:y="6.919cm">
          <text:p text:style-name="P1"><text:span text:style-name="T1">jboss-0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3.029cm" svg:y="6.919cm">
          <text:p text:style-name="P1"><text:span text:style-name="T1">jboss-0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19cm" svg:y="6.919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2.505cm" svg:y="3.083cm">
          <text:p text:style-name="P1"><text:span text:style-name="T1">Perf test</text:span></text:p>
          <text:p text:style-name="P1"><text:span text:style-name="T1">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6.242cm" svg:y="6.918cm">
          <text:p text:style-name="P1"><text:span text:style-name="T1">jboss-0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3cm" svg:y="10.03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9.785cm" svg:y="10.029cm">
          <text:p text:style-name="P1"><text:span text:style-name="T1">jboss-0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3.052cm" svg:y="10.029cm">
          <text:p text:style-name="P1"><text:span text:style-name="T1">jboss-0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2cm" svg:y="10.029cm">
          <text:p text:style-name="P1"><text:span text:style-name="T1">jboss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6.442cm" svg:y="10.029cm">
          <text:p text:style-name="P1"><text:span text:style-name="T1">jboss-0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469cm" svg:height="1.559cm" svg:x="16.265cm" svg:y="10.028cm">
          <text:p text:style-name="P1"><text:span text:style-name="T1">jboss-08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3.81cm" svg:y1="8.527cm" svg:x2="3.81cm" svg:y2="9.331cm">
          <text:p/>
        </draw:line>
        <draw:line draw:style-name="gr2" draw:text-style-name="P1" draw:layer="layout" svg:x1="7.724cm" svg:y1="8.527cm" svg:x2="7.724cm" svg:y2="10.031cm">
          <text:p/>
        </draw:line>
        <draw:line draw:style-name="gr2" draw:text-style-name="P1" draw:layer="layout" svg:x1="11.118cm" svg:y1="8.526cm" svg:x2="11.118cm" svg:y2="10.03cm">
          <text:p/>
        </draw:line>
        <draw:line draw:style-name="gr2" draw:text-style-name="P1" draw:layer="layout" svg:x1="14.384cm" svg:y1="8.526cm" svg:x2="14.384cm" svg:y2="10.03cm">
          <text:p/>
        </draw:line>
        <draw:line draw:style-name="gr2" draw:text-style-name="P1" draw:layer="layout" svg:x1="17.598cm" svg:y1="8.526cm" svg:x2="17.598cm" svg:y2="10.03cm">
          <text:p/>
        </draw:line>
        <draw:frame draw:style-name="gr4" draw:text-style-name="P3" draw:layer="layout" svg:width="2.246cm" svg:height="0.806cm" svg:x="1.452cm" svg:y="9.331cm">
          <draw:text-box>
            <text:p><text:span text:style-name="T1">10.1.x.x</text:span></text:p>
          </draw:text-box>
        </draw:frame>
        <draw:frame draw:style-name="gr4" draw:text-style-name="P3" draw:layer="layout" svg:width="3.072cm" svg:height="0.806cm" svg:x="15.992cm" svg:y="5.573cm">
          <draw:text-box>
            <text:p><text:span text:style-name="T1">192.168.x.x</text:span></text:p>
          </draw:text-box>
        </draw:frame>
        <draw:frame draw:style-name="gr4" draw:text-style-name="P3" draw:layer="layout" svg:width="2.246cm" svg:height="0.806cm" svg:x="1.452cm" svg:y="9.331cm">
          <draw:text-box>
            <text:p><text:span text:style-name="T1">10.1.x.x</text:span></text:p>
          </draw:text-box>
        </draw:frame>
        <draw:line draw:style-name="gr2" draw:text-style-name="P1" draw:layer="layout" svg:x1="3.784cm" svg:y1="4.743cm" svg:x2="3.784cm" svg:y2="6.921cm">
          <text:p/>
        </draw:line>
        <draw:frame draw:style-name="gr4" draw:text-style-name="P3" draw:layer="layout" svg:width="2.068cm" svg:height="0.806cm" svg:x="17.936cm" svg:y="12.052cm">
          <draw:text-box>
            <text:p><text:span text:style-name="T1">Cluster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Ellipsoid_20_blue_20_grey_2f_light_20_blue" draw:display-name="Ellipsoid blue grey/light blue" draw:style="ellipsoid" draw:cx="50%" draw:cy="50%" draw:start-color="#e6e6ff" draw:end-color="#0000ff" draw:start-intensity="100%" draw:end-intensity="100%" draw:angle="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1.892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655cm" svg:height="5.191cm" svg:x="2.273cm" svg:y="5.4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2.58cm" svg:y="5.93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92cm" svg:y1="6.729cm" svg:x2="6.48cm" svg:y2="6.729cm">
            <text:p/>
          </draw:line>
          <draw:line draw:style-name="gr3" draw:text-style-name="P1" draw:layer="layout" svg:x1="2.617cm" svg:y1="7.65cm" svg:x2="6.48cm" svg:y2="7.65cm">
            <text:p/>
          </draw:line>
          <draw:line draw:style-name="gr3" draw:text-style-name="P1" draw:layer="layout" svg:x1="2.617cm" svg:y1="8.521cm" svg:x2="6.505cm" svg:y2="8.521cm">
            <text:p/>
          </draw:line>
          <draw:line draw:style-name="gr3" draw:text-style-name="P1" draw:layer="layout" svg:x1="2.617cm" svg:y1="9.393cm" svg:x2="6.529cm" svg:y2="9.393cm">
            <text:p/>
          </draw:line>
          <draw:line draw:style-name="gr3" draw:text-style-name="P1" draw:layer="layout" svg:x1="3.938cm" svg:y1="5.932cm" svg:x2="3.938cm" svg:y2="10.268cm">
            <text:p/>
          </draw:line>
          <draw:frame draw:style-name="gr4" draw:text-style-name="P2" draw:layer="layout" svg:width="1.188cm" svg:height="0.878cm" svg:x="2.841cm" svg:y="5.908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2.841cm" svg:y="6.805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2.841cm" svg:y="7.702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2.841cm" svg:y="8.574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2.841cm" svg:y="9.397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4.187cm" svg:y="5.908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4.187cm" svg:y="6.806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4.187cm" svg:y="7.678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4.187cm" svg:y="8.526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4.187cm" svg:y="9.423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2.272cm" svg:y="5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2.579cm" svg:y="5.93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91cm" svg:y1="6.728cm" svg:x2="6.479cm" svg:y2="6.728cm">
            <text:p/>
          </draw:line>
          <draw:line draw:style-name="gr3" draw:text-style-name="P1" draw:layer="layout" svg:x1="2.616cm" svg:y1="7.649cm" svg:x2="6.479cm" svg:y2="7.649cm">
            <text:p/>
          </draw:line>
          <draw:line draw:style-name="gr3" draw:text-style-name="P1" draw:layer="layout" svg:x1="2.616cm" svg:y1="8.52cm" svg:x2="6.504cm" svg:y2="8.52cm">
            <text:p/>
          </draw:line>
          <draw:line draw:style-name="gr3" draw:text-style-name="P1" draw:layer="layout" svg:x1="2.616cm" svg:y1="9.392cm" svg:x2="6.528cm" svg:y2="9.392cm">
            <text:p/>
          </draw:line>
          <draw:line draw:style-name="gr3" draw:text-style-name="P1" draw:layer="layout" svg:x1="3.937cm" svg:y1="5.931cm" svg:x2="3.937cm" svg:y2="10.267cm">
            <text:p/>
          </draw:line>
          <draw:frame draw:style-name="gr4" draw:text-style-name="P2" draw:layer="layout" svg:width="1.188cm" svg:height="0.878cm" svg:x="2.84cm" svg:y="5.907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2.84cm" svg:y="8.573cm">
            <draw:text-box>
              <text:p><text:span text:style-name="T1">K4</text:span></text:p>
            </draw:text-box>
          </draw:frame>
          <draw:frame draw:style-name="gr5" draw:text-style-name="P2" draw:layer="layout" svg:width="2.392cm" svg:height="1.153cm" svg:x="4.186cm" svg:y="5.907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4.186cm" svg:y="8.525cm">
            <draw:text-box>
              <text:p><text:span text:style-name="T1">Val4</text:span></text:p>
            </draw:text-box>
          </draw:frame>
          <draw:custom-shape draw:style-name="gr1" draw:text-style-name="P1" draw:layer="layout" svg:width="4.655cm" svg:height="5.191cm" svg:x="7.28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7.587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99cm" svg:y1="6.727cm" svg:x2="11.487cm" svg:y2="6.727cm">
            <text:p/>
          </draw:line>
          <draw:line draw:style-name="gr3" draw:text-style-name="P1" draw:layer="layout" svg:x1="7.624cm" svg:y1="7.648cm" svg:x2="11.487cm" svg:y2="7.648cm">
            <text:p/>
          </draw:line>
          <draw:line draw:style-name="gr3" draw:text-style-name="P1" draw:layer="layout" svg:x1="7.624cm" svg:y1="8.519cm" svg:x2="11.512cm" svg:y2="8.519cm">
            <text:p/>
          </draw:line>
          <draw:line draw:style-name="gr3" draw:text-style-name="P1" draw:layer="layout" svg:x1="7.624cm" svg:y1="9.391cm" svg:x2="11.536cm" svg:y2="9.391cm">
            <text:p/>
          </draw:line>
          <draw:line draw:style-name="gr3" draw:text-style-name="P1" draw:layer="layout" svg:x1="8.945cm" svg:y1="5.93cm" svg:x2="8.945cm" svg:y2="10.266cm">
            <text:p/>
          </draw:line>
          <draw:frame draw:style-name="gr4" draw:text-style-name="P2" draw:layer="layout" svg:width="1.188cm" svg:height="0.878cm" svg:x="7.848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7.848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7.848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7.848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7.848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9.194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9.194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9.194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9.194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9.194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7.279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7.586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98cm" svg:y1="6.726cm" svg:x2="11.486cm" svg:y2="6.726cm">
            <text:p/>
          </draw:line>
          <draw:line draw:style-name="gr3" draw:text-style-name="P1" draw:layer="layout" svg:x1="7.623cm" svg:y1="7.647cm" svg:x2="11.486cm" svg:y2="7.647cm">
            <text:p/>
          </draw:line>
          <draw:line draw:style-name="gr3" draw:text-style-name="P1" draw:layer="layout" svg:x1="7.623cm" svg:y1="8.518cm" svg:x2="11.511cm" svg:y2="8.518cm">
            <text:p/>
          </draw:line>
          <draw:line draw:style-name="gr3" draw:text-style-name="P1" draw:layer="layout" svg:x1="7.623cm" svg:y1="9.39cm" svg:x2="11.535cm" svg:y2="9.39cm">
            <text:p/>
          </draw:line>
          <draw:line draw:style-name="gr3" draw:text-style-name="P1" draw:layer="layout" svg:x1="8.944cm" svg:y1="5.929cm" svg:x2="8.944cm" svg:y2="10.265cm">
            <text:p/>
          </draw:line>
          <draw:frame draw:style-name="gr4" draw:text-style-name="P2" draw:layer="layout" svg:width="1.188cm" svg:height="0.878cm" svg:x="7.847cm" svg:y="5.905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7.847cm" svg:y="6.802cm">
            <draw:text-box>
              <text:p><text:span text:style-name="T1">K2</text:span></text:p>
            </draw:text-box>
          </draw:frame>
          <draw:frame draw:style-name="gr4" draw:text-style-name="P2" draw:layer="layout" svg:width="1.188cm" svg:height="1.153cm" svg:x="7.847cm" svg:y="8.571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7.847cm" svg:y="9.394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9.193cm" svg:y="5.905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9.193cm" svg:y="6.803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9.193cm" svg:y="8.523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9.193cm" svg:y="9.42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2.265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2.572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584cm" svg:y1="6.727cm" svg:x2="16.472cm" svg:y2="6.727cm">
            <text:p/>
          </draw:line>
          <draw:line draw:style-name="gr3" draw:text-style-name="P1" draw:layer="layout" svg:x1="12.609cm" svg:y1="7.648cm" svg:x2="16.472cm" svg:y2="7.648cm">
            <text:p/>
          </draw:line>
          <draw:line draw:style-name="gr3" draw:text-style-name="P1" draw:layer="layout" svg:x1="12.609cm" svg:y1="8.519cm" svg:x2="16.497cm" svg:y2="8.519cm">
            <text:p/>
          </draw:line>
          <draw:line draw:style-name="gr3" draw:text-style-name="P1" draw:layer="layout" svg:x1="12.609cm" svg:y1="9.391cm" svg:x2="16.521cm" svg:y2="9.391cm">
            <text:p/>
          </draw:line>
          <draw:line draw:style-name="gr3" draw:text-style-name="P1" draw:layer="layout" svg:x1="13.93cm" svg:y1="5.93cm" svg:x2="13.93cm" svg:y2="10.266cm">
            <text:p/>
          </draw:line>
          <draw:frame draw:style-name="gr4" draw:text-style-name="P2" draw:layer="layout" svg:width="1.188cm" svg:height="0.878cm" svg:x="12.833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12.833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2.833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12.833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12.833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4.179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14.179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4.179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4.179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14.179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2.264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2.571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583cm" svg:y1="6.726cm" svg:x2="16.471cm" svg:y2="6.726cm">
            <text:p/>
          </draw:line>
          <draw:line draw:style-name="gr3" draw:text-style-name="P1" draw:layer="layout" svg:x1="12.608cm" svg:y1="7.647cm" svg:x2="16.471cm" svg:y2="7.647cm">
            <text:p/>
          </draw:line>
          <draw:line draw:style-name="gr3" draw:text-style-name="P1" draw:layer="layout" svg:x1="12.608cm" svg:y1="8.518cm" svg:x2="16.496cm" svg:y2="8.518cm">
            <text:p/>
          </draw:line>
          <draw:line draw:style-name="gr3" draw:text-style-name="P1" draw:layer="layout" svg:x1="12.608cm" svg:y1="9.39cm" svg:x2="16.52cm" svg:y2="9.39cm">
            <text:p/>
          </draw:line>
          <draw:line draw:style-name="gr3" draw:text-style-name="P1" draw:layer="layout" svg:x1="13.929cm" svg:y1="5.929cm" svg:x2="13.929cm" svg:y2="10.265cm">
            <text:p/>
          </draw:line>
          <draw:frame draw:style-name="gr4" draw:text-style-name="P2" draw:layer="layout" svg:width="1.188cm" svg:height="1.153cm" svg:x="12.832cm" svg:y="6.802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2.832cm" svg:y="7.699cm">
            <draw:text-box>
              <text:p><text:span text:style-name="T1">K3</text:span></text:p>
            </draw:text-box>
          </draw:frame>
          <draw:frame draw:style-name="gr4" draw:text-style-name="P2" draw:layer="layout" svg:width="1.184cm" svg:height="1.153cm" svg:x="12.832cm" svg:y="9.394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4.178cm" svg:y="6.803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4.178cm" svg:y="7.675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4.178cm" svg:y="9.42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7.274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7.581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7.593cm" svg:y1="6.727cm" svg:x2="21.481cm" svg:y2="6.727cm">
            <text:p/>
          </draw:line>
          <draw:line draw:style-name="gr3" draw:text-style-name="P1" draw:layer="layout" svg:x1="17.618cm" svg:y1="7.648cm" svg:x2="21.481cm" svg:y2="7.648cm">
            <text:p/>
          </draw:line>
          <draw:line draw:style-name="gr3" draw:text-style-name="P1" draw:layer="layout" svg:x1="17.618cm" svg:y1="8.519cm" svg:x2="21.506cm" svg:y2="8.519cm">
            <text:p/>
          </draw:line>
          <draw:line draw:style-name="gr3" draw:text-style-name="P1" draw:layer="layout" svg:x1="17.618cm" svg:y1="9.391cm" svg:x2="21.53cm" svg:y2="9.391cm">
            <text:p/>
          </draw:line>
          <draw:line draw:style-name="gr3" draw:text-style-name="P1" draw:layer="layout" svg:x1="18.939cm" svg:y1="5.93cm" svg:x2="18.939cm" svg:y2="10.266cm">
            <text:p/>
          </draw:line>
          <draw:frame draw:style-name="gr4" draw:text-style-name="P2" draw:layer="layout" svg:width="1.188cm" svg:height="0.878cm" svg:x="17.842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17.842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7.842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17.842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17.842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9.188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19.188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9.188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9.188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19.188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7.273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7.58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7.592cm" svg:y1="6.726cm" svg:x2="21.48cm" svg:y2="6.726cm">
            <text:p/>
          </draw:line>
          <draw:line draw:style-name="gr3" draw:text-style-name="P1" draw:layer="layout" svg:x1="17.617cm" svg:y1="7.647cm" svg:x2="21.48cm" svg:y2="7.647cm">
            <text:p/>
          </draw:line>
          <draw:line draw:style-name="gr3" draw:text-style-name="P1" draw:layer="layout" svg:x1="17.617cm" svg:y1="8.518cm" svg:x2="21.505cm" svg:y2="8.518cm">
            <text:p/>
          </draw:line>
          <draw:line draw:style-name="gr3" draw:text-style-name="P1" draw:layer="layout" svg:x1="17.617cm" svg:y1="9.39cm" svg:x2="21.529cm" svg:y2="9.39cm">
            <text:p/>
          </draw:line>
          <draw:line draw:style-name="gr3" draw:text-style-name="P1" draw:layer="layout" svg:x1="18.938cm" svg:y1="5.929cm" svg:x2="18.938cm" svg:y2="10.265cm">
            <text:p/>
          </draw:line>
          <draw:frame draw:style-name="gr4" draw:text-style-name="P2" draw:layer="layout" svg:width="1.184cm" svg:height="1.153cm" svg:x="17.841cm" svg:y="7.699cm">
            <draw:text-box>
              <text:p><text:span text:style-name="T1">K3</text:span></text:p>
            </draw:text-box>
          </draw:frame>
          <draw:frame draw:style-name="gr5" draw:text-style-name="P2" draw:layer="layout" svg:width="2.392cm" svg:height="1.153cm" svg:x="19.187cm" svg:y="7.675cm">
            <draw:text-box>
              <text:p><text:span text:style-name="T1">Val3</text:span></text:p>
            </draw:text-box>
          </draw:frame>
        </draw:g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cc99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draw:shadow="visible" draw:shadow-offset-x="0.203cm" draw:shadow-offset-y="0.203cm"/>
    </style:style>
    <style:style style:name="gr3" style:family="graphic" style:parent-style-name="standard">
      <style:graphic-properties draw:marker-end="" draw:marker-end-width="0.3cm" draw:textarea-horizontal-align="center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draw:shadow="visible" draw:shadow-offset-x="0.203cm" draw:shadow-offset-y="0.2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text-properties fo:font-size="14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6.506cm" svg:height="8.293cm" svg:x="12.336cm" svg:y="4.45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506cm" svg:height="8.293cm" svg:x="2.799cm" svg:y="4.45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08cm" svg:height="1.905cm" svg:x="3.799cm" svg:y="5.12cm">
          <text:p text:style-name="P2">HTTP session</text:p>
          <text:p text:style-name="P2">cluster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5.08cm" svg:height="1.905cm" svg:x="3.799cm" svg:y="7.66cm">
          <text:p text:style-name="P2">Infinispan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08cm" svg:height="1.905cm" svg:x="3.799cm" svg:y="10.2cm">
          <text:p text:style-name="P2">JGroup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6.339cm" svg:y1="7.025cm" svg:x2="6.339cm" svg:y2="7.66cm" draw:start-shape="id1" draw:start-glue-point="2" draw:end-shape="id2" svg:d="m6339 7025v635">
          <text:p/>
        </draw:connector>
        <draw:connector draw:style-name="gr3" draw:text-style-name="P1" draw:layer="layout" draw:type="line" svg:x1="6.339cm" svg:y1="9.565cm" svg:x2="6.339cm" svg:y2="10.2cm" draw:start-shape="id2" draw:start-glue-point="2" draw:end-shape="id3" draw:end-glue-point="0" svg:d="m6339 9565v635">
          <text:p/>
        </draw:connector>
        <draw:custom-shape draw:style-name="gr2" draw:text-style-name="P1" xml:id="id4" draw:id="id4" draw:layer="layout" svg:width="5.08cm" svg:height="1.905cm" svg:x="12.689cm" svg:y="5.12cm">
          <text:p text:style-name="P2">HTTP session</text:p>
          <text:p text:style-name="P2">clustering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5.08cm" svg:height="1.905cm" svg:x="12.689cm" svg:y="7.66cm">
          <text:p text:style-name="P2">Infinispan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5.08cm" svg:height="1.905cm" svg:x="12.689cm" svg:y="10.2cm">
          <text:p text:style-name="P2">JGroups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5.229cm" svg:y1="7.025cm" svg:x2="15.229cm" svg:y2="7.66cm" draw:start-shape="id4" draw:start-glue-point="2" draw:end-shape="id5" svg:d="m15229 7025v635">
          <text:p/>
        </draw:connector>
        <draw:connector draw:style-name="gr3" draw:text-style-name="P1" draw:layer="layout" draw:type="line" svg:x1="15.229cm" svg:y1="9.565cm" svg:x2="15.229cm" svg:y2="10.2cm" draw:start-shape="id5" draw:start-glue-point="2" draw:end-shape="id6" draw:end-glue-point="0" svg:d="m15229 9565v635">
          <text:p/>
        </draw:connector>
        <draw:custom-shape draw:style-name="gr4" draw:text-style-name="P1" draw:layer="layout" svg:width="3.81cm" svg:height="0.635cm" svg:x="8.879cm" svg:y="10.83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5" draw:text-style-name="P4" draw:layer="layout" svg:width="2.962cm" svg:height="0.806cm" svg:x="9.514cm" svg:y="11.93cm">
          <draw:text-box>
            <text:p text:style-name="P3"><text:span text:style-name="T1">Replication</text:span></text:p>
          </draw:text-box>
        </draw:frame>
        <draw:frame draw:style-name="gr5" draw:text-style-name="P5" draw:layer="layout" svg:width="3.838cm" svg:height="0.806cm" svg:x="2.436cm" svg:y="3.705cm">
          <draw:text-box>
            <text:p><text:span text:style-name="T2">JBoss instance</text:span></text:p>
          </draw:text-box>
        </draw:frame>
        <draw:frame draw:style-name="gr5" draw:text-style-name="P5" draw:layer="layout" svg:width="3.838cm" svg:height="0.806cm" svg:x="12.052cm" svg:y="3.705cm">
          <draw:text-box>
            <text:p><text:span text:style-name="T2">JBoss instance</text:span>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2cm" fo:min-width="1.9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95cm" svg:height="5.254cm" svg:x="2.546cm" svg:y="5.8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2.805cm" svg:y="6.339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4.429cm" svg:y1="6.362cm" svg:x2="4.429cm" svg:y2="10.58cm">
              <text:p/>
            </draw:line>
            <draw:line draw:style-name="gr3" draw:text-style-name="P1" draw:layer="layout" svg:x1="2.804cm" svg:y1="7.423cm" svg:x2="9.26cm" svg:y2="7.423cm">
              <text:p/>
            </draw:line>
            <draw:line draw:style-name="gr3" draw:text-style-name="P1" draw:layer="layout" svg:x1="2.803cm" svg:y1="8.482cm" svg:x2="9.259cm" svg:y2="8.482cm">
              <text:p/>
            </draw:line>
            <draw:line draw:style-name="gr3" draw:text-style-name="P1" draw:layer="layout" svg:x1="2.803cm" svg:y1="9.542cm" svg:x2="9.259cm" svg:y2="9.542cm">
              <text:p/>
            </draw:line>
            <draw:frame draw:style-name="gr4" draw:layer="layout" svg:width="1.281cm" svg:height="0.962cm" svg:x="3.016cm" svg:y="6.362cm">
              <draw:text-box>
                <text:p>K1</text:p>
              </draw:text-box>
            </draw:frame>
            <draw:frame draw:style-name="gr4" draw:layer="layout" svg:width="1.281cm" svg:height="0.962cm" svg:x="3.017cm" svg:y="6.362cm">
              <draw:text-box>
                <text:p>K1</text:p>
              </draw:text-box>
            </draw:frame>
            <draw:frame draw:style-name="gr4" draw:layer="layout" svg:width="1.277cm" svg:height="0.962cm" svg:x="3.017cm" svg:y="7.469cm">
              <draw:text-box>
                <text:p>K2</text:p>
              </draw:text-box>
            </draw:frame>
            <draw:frame draw:style-name="gr4" draw:layer="layout" svg:width="1.277cm" svg:height="0.962cm" svg:x="3.017cm" svg:y="8.53cm">
              <draw:text-box>
                <text:p>K3</text:p>
              </draw:text-box>
            </draw:frame>
            <draw:frame draw:style-name="gr4" draw:layer="layout" svg:width="1.277cm" svg:height="0.962cm" svg:x="3.017cm" svg:y="9.614cm">
              <draw:text-box>
                <text:p>K4</text:p>
              </draw:text-box>
            </draw:frame>
            <draw:frame draw:style-name="gr5" draw:layer="layout" svg:width="3.062cm" svg:height="0.962cm" svg:x="4.549cm" svg:y="6.362cm">
              <draw:text-box>
                <text:p>Val1</text:p>
              </draw:text-box>
            </draw:frame>
            <draw:frame draw:style-name="gr5" draw:layer="layout" svg:width="3.062cm" svg:height="0.962cm" svg:x="4.549cm" svg:y="7.446cm">
              <draw:text-box>
                <text:p>Val2</text:p>
              </draw:text-box>
            </draw:frame>
            <draw:frame draw:style-name="gr5" draw:layer="layout" svg:width="3.062cm" svg:height="0.962cm" svg:x="4.549cm" svg:y="8.53cm">
              <draw:text-box>
                <text:p>Val3</text:p>
              </draw:text-box>
            </draw:frame>
            <draw:frame draw:style-name="gr5" draw:layer="layout" svg:width="3.062cm" svg:height="0.962cm" svg:x="4.549cm" svg:y="9.59cm">
              <draw:text-box>
                <text:p>Val4</text:p>
              </draw:text-box>
            </draw:frame>
          </draw:g>
        </draw:g>
        <draw:custom-shape draw:style-name="gr1" draw:text-style-name="P1" draw:layer="layout" svg:width="6.95cm" svg:height="5.254cm" svg:x="9.897cm" svg:y="5.8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9cm" svg:height="4.241cm" svg:x="10.156cm" svg:y="6.33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78cm" svg:y1="6.362cm" svg:x2="11.78cm" svg:y2="10.58cm">
          <text:p/>
        </draw:line>
        <draw:line draw:style-name="gr3" draw:text-style-name="P1" draw:layer="layout" svg:x1="10.155cm" svg:y1="7.423cm" svg:x2="16.611cm" svg:y2="7.423cm">
          <text:p/>
        </draw:line>
        <draw:line draw:style-name="gr3" draw:text-style-name="P1" draw:layer="layout" svg:x1="10.154cm" svg:y1="8.482cm" svg:x2="16.61cm" svg:y2="8.482cm">
          <text:p/>
        </draw:line>
        <draw:line draw:style-name="gr3" draw:text-style-name="P1" draw:layer="layout" svg:x1="10.154cm" svg:y1="9.542cm" svg:x2="16.61cm" svg:y2="9.542cm">
          <text:p/>
        </draw:line>
        <draw:frame draw:style-name="gr4" draw:layer="layout" svg:width="1.281cm" svg:height="0.962cm" svg:x="10.367cm" svg:y="6.362cm">
          <draw:text-box>
            <text:p>K1</text:p>
          </draw:text-box>
        </draw:frame>
        <draw:frame draw:style-name="gr4" draw:layer="layout" svg:width="1.281cm" svg:height="0.962cm" svg:x="10.368cm" svg:y="6.362cm">
          <draw:text-box>
            <text:p>K1</text:p>
          </draw:text-box>
        </draw:frame>
        <draw:frame draw:style-name="gr4" draw:layer="layout" svg:width="1.277cm" svg:height="0.962cm" svg:x="10.368cm" svg:y="7.469cm">
          <draw:text-box>
            <text:p>K2</text:p>
          </draw:text-box>
        </draw:frame>
        <draw:frame draw:style-name="gr4" draw:layer="layout" svg:width="1.277cm" svg:height="0.962cm" svg:x="10.368cm" svg:y="8.53cm">
          <draw:text-box>
            <text:p>K3</text:p>
          </draw:text-box>
        </draw:frame>
        <draw:frame draw:style-name="gr4" draw:layer="layout" svg:width="1.277cm" svg:height="0.962cm" svg:x="10.368cm" svg:y="9.614cm">
          <draw:text-box>
            <text:p>K4</text:p>
          </draw:text-box>
        </draw:frame>
        <draw:frame draw:style-name="gr5" draw:layer="layout" svg:width="3.062cm" svg:height="0.962cm" svg:x="11.9cm" svg:y="6.362cm">
          <draw:text-box>
            <text:p>Val1</text:p>
          </draw:text-box>
        </draw:frame>
        <draw:frame draw:style-name="gr5" draw:layer="layout" svg:width="3.062cm" svg:height="0.962cm" svg:x="11.9cm" svg:y="7.446cm">
          <draw:text-box>
            <text:p>Val2</text:p>
          </draw:text-box>
        </draw:frame>
        <draw:frame draw:style-name="gr5" draw:layer="layout" svg:width="3.062cm" svg:height="0.962cm" svg:x="11.9cm" svg:y="8.53cm">
          <draw:text-box>
            <text:p>Val3</text:p>
          </draw:text-box>
        </draw:frame>
        <draw:frame draw:style-name="gr5" draw:layer="layout" svg:width="3.062cm" svg:height="0.962cm" svg:x="11.9cm" svg:y="9.59cm">
          <draw:text-box>
            <text:p>Val4</text:p>
          </draw:text-box>
        </draw:frame>
        <draw:g>
          <draw:custom-shape draw:style-name="gr1" draw:text-style-name="P1" draw:layer="layout" svg:width="6.95cm" svg:height="5.254cm" svg:x="17.396cm" svg:y="5.87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17.655cm" svg:y="6.37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19.279cm" svg:y1="6.393cm" svg:x2="19.279cm" svg:y2="10.611cm">
              <text:p/>
            </draw:line>
            <draw:line draw:style-name="gr3" draw:text-style-name="P1" draw:layer="layout" svg:x1="17.654cm" svg:y1="7.454cm" svg:x2="24.11cm" svg:y2="7.454cm">
              <text:p/>
            </draw:line>
            <draw:line draw:style-name="gr3" draw:text-style-name="P1" draw:layer="layout" svg:x1="17.653cm" svg:y1="8.513cm" svg:x2="24.109cm" svg:y2="8.513cm">
              <text:p/>
            </draw:line>
            <draw:line draw:style-name="gr3" draw:text-style-name="P1" draw:layer="layout" svg:x1="17.653cm" svg:y1="9.573cm" svg:x2="24.109cm" svg:y2="9.573cm">
              <text:p/>
            </draw:line>
            <draw:frame draw:style-name="gr4" draw:layer="layout" svg:width="1.281cm" svg:height="0.962cm" svg:x="17.866cm" svg:y="6.393cm">
              <draw:text-box>
                <text:p>K1</text:p>
              </draw:text-box>
            </draw:frame>
            <draw:frame draw:style-name="gr4" draw:layer="layout" svg:width="1.281cm" svg:height="0.962cm" svg:x="17.867cm" svg:y="6.393cm">
              <draw:text-box>
                <text:p>K1</text:p>
              </draw:text-box>
            </draw:frame>
            <draw:frame draw:style-name="gr4" draw:layer="layout" svg:width="1.277cm" svg:height="0.962cm" svg:x="17.867cm" svg:y="7.5cm">
              <draw:text-box>
                <text:p>K2</text:p>
              </draw:text-box>
            </draw:frame>
            <draw:frame draw:style-name="gr4" draw:layer="layout" svg:width="1.277cm" svg:height="0.962cm" svg:x="17.867cm" svg:y="8.561cm">
              <draw:text-box>
                <text:p>K3</text:p>
              </draw:text-box>
            </draw:frame>
            <draw:frame draw:style-name="gr4" draw:layer="layout" svg:width="1.277cm" svg:height="0.962cm" svg:x="17.867cm" svg:y="9.645cm">
              <draw:text-box>
                <text:p>K4</text:p>
              </draw:text-box>
            </draw:frame>
            <draw:frame draw:style-name="gr5" draw:layer="layout" svg:width="3.062cm" svg:height="0.962cm" svg:x="19.399cm" svg:y="6.393cm">
              <draw:text-box>
                <text:p>Val1</text:p>
              </draw:text-box>
            </draw:frame>
            <draw:frame draw:style-name="gr5" draw:layer="layout" svg:width="3.062cm" svg:height="0.962cm" svg:x="19.399cm" svg:y="7.477cm">
              <draw:text-box>
                <text:p>Val2</text:p>
              </draw:text-box>
            </draw:frame>
            <draw:frame draw:style-name="gr5" draw:layer="layout" svg:width="3.062cm" svg:height="0.962cm" svg:x="19.399cm" svg:y="8.561cm">
              <draw:text-box>
                <text:p>Val3</text:p>
              </draw:text-box>
            </draw:frame>
            <draw:frame draw:style-name="gr5" draw:layer="layout" svg:width="3.062cm" svg:height="0.962cm" svg:x="19.399cm" svg:y="9.621cm">
              <draw:text-box>
                <text:p>Val4</text:p>
              </draw:text-box>
            </draw:frame>
          </draw:g>
        </draw:g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2cm" fo:min-width="1.9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.95cm" svg:height="5.254cm" svg:x="2.546cm" svg:y="5.844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2.805cm" svg:y="6.339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4.429cm" svg:y1="6.362cm" svg:x2="4.429cm" svg:y2="10.58cm">
              <text:p/>
            </draw:line>
            <draw:line draw:style-name="gr3" draw:text-style-name="P1" draw:layer="layout" svg:x1="2.804cm" svg:y1="7.423cm" svg:x2="9.26cm" svg:y2="7.423cm">
              <text:p/>
            </draw:line>
            <draw:line draw:style-name="gr3" draw:text-style-name="P1" draw:layer="layout" svg:x1="2.803cm" svg:y1="8.482cm" svg:x2="9.259cm" svg:y2="8.482cm">
              <text:p/>
            </draw:line>
            <draw:line draw:style-name="gr3" draw:text-style-name="P1" draw:layer="layout" svg:x1="2.803cm" svg:y1="9.542cm" svg:x2="9.259cm" svg:y2="9.542cm">
              <text:p/>
            </draw:line>
            <draw:frame draw:style-name="gr4" draw:layer="layout" svg:width="1.281cm" svg:height="0.962cm" svg:x="3.016cm" svg:y="6.362cm">
              <draw:text-box>
                <text:p>K1</text:p>
              </draw:text-box>
            </draw:frame>
            <draw:frame draw:style-name="gr4" draw:layer="layout" svg:width="1.281cm" svg:height="0.962cm" svg:x="3.017cm" svg:y="6.362cm">
              <draw:text-box>
                <text:p>K1</text:p>
              </draw:text-box>
            </draw:frame>
            <draw:frame draw:style-name="gr4" draw:layer="layout" svg:width="1.277cm" svg:height="0.962cm" svg:x="3.017cm" svg:y="7.469cm">
              <draw:text-box>
                <text:p>K2</text:p>
              </draw:text-box>
            </draw:frame>
            <draw:frame draw:style-name="gr4" draw:layer="layout" svg:width="1.277cm" svg:height="0.962cm" svg:x="3.017cm" svg:y="8.53cm">
              <draw:text-box>
                <text:p>K3</text:p>
              </draw:text-box>
            </draw:frame>
            <draw:frame draw:style-name="gr4" draw:layer="layout" svg:width="1.277cm" svg:height="0.962cm" svg:x="3.017cm" svg:y="9.614cm">
              <draw:text-box>
                <text:p>K4</text:p>
              </draw:text-box>
            </draw:frame>
            <draw:frame draw:style-name="gr5" draw:layer="layout" svg:width="3.062cm" svg:height="0.962cm" svg:x="4.549cm" svg:y="6.362cm">
              <draw:text-box>
                <text:p>Val1</text:p>
              </draw:text-box>
            </draw:frame>
            <draw:frame draw:style-name="gr5" draw:layer="layout" svg:width="3.062cm" svg:height="0.962cm" svg:x="4.549cm" svg:y="7.446cm">
              <draw:text-box>
                <text:p>Val2</text:p>
              </draw:text-box>
            </draw:frame>
            <draw:frame draw:style-name="gr5" draw:layer="layout" svg:width="3.062cm" svg:height="0.962cm" svg:x="4.549cm" svg:y="8.53cm">
              <draw:text-box>
                <text:p>Val3</text:p>
              </draw:text-box>
            </draw:frame>
            <draw:frame draw:style-name="gr5" draw:layer="layout" svg:width="3.062cm" svg:height="0.962cm" svg:x="4.549cm" svg:y="9.59cm">
              <draw:text-box>
                <text:p>Val4</text:p>
              </draw:text-box>
            </draw:frame>
          </draw:g>
        </draw:g>
        <draw:custom-shape draw:style-name="gr1" draw:text-style-name="P1" draw:layer="layout" svg:width="6.95cm" svg:height="5.254cm" svg:x="9.897cm" svg:y="5.84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479cm" svg:height="4.241cm" svg:x="10.156cm" svg:y="6.339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78cm" svg:y1="6.362cm" svg:x2="11.78cm" svg:y2="10.58cm">
          <text:p/>
        </draw:line>
        <draw:line draw:style-name="gr3" draw:text-style-name="P1" draw:layer="layout" svg:x1="10.155cm" svg:y1="7.423cm" svg:x2="16.611cm" svg:y2="7.423cm">
          <text:p/>
        </draw:line>
        <draw:line draw:style-name="gr3" draw:text-style-name="P1" draw:layer="layout" svg:x1="10.154cm" svg:y1="8.482cm" svg:x2="16.61cm" svg:y2="8.482cm">
          <text:p/>
        </draw:line>
        <draw:line draw:style-name="gr3" draw:text-style-name="P1" draw:layer="layout" svg:x1="10.154cm" svg:y1="9.542cm" svg:x2="16.61cm" svg:y2="9.542cm">
          <text:p/>
        </draw:line>
        <draw:frame draw:style-name="gr4" draw:layer="layout" svg:width="1.281cm" svg:height="0.962cm" svg:x="10.367cm" svg:y="6.362cm">
          <draw:text-box>
            <text:p>K1</text:p>
          </draw:text-box>
        </draw:frame>
        <draw:frame draw:style-name="gr4" draw:layer="layout" svg:width="1.281cm" svg:height="0.962cm" svg:x="10.368cm" svg:y="6.362cm">
          <draw:text-box>
            <text:p>K1</text:p>
          </draw:text-box>
        </draw:frame>
        <draw:frame draw:style-name="gr4" draw:layer="layout" svg:width="1.277cm" svg:height="0.962cm" svg:x="10.368cm" svg:y="7.469cm">
          <draw:text-box>
            <text:p>K2</text:p>
          </draw:text-box>
        </draw:frame>
        <draw:frame draw:style-name="gr4" draw:layer="layout" svg:width="1.277cm" svg:height="0.962cm" svg:x="10.368cm" svg:y="8.53cm">
          <draw:text-box>
            <text:p>K3</text:p>
          </draw:text-box>
        </draw:frame>
        <draw:frame draw:style-name="gr4" draw:layer="layout" svg:width="1.277cm" svg:height="0.962cm" svg:x="10.368cm" svg:y="9.614cm">
          <draw:text-box>
            <text:p>K4</text:p>
          </draw:text-box>
        </draw:frame>
        <draw:frame draw:style-name="gr5" draw:layer="layout" svg:width="3.062cm" svg:height="0.962cm" svg:x="11.9cm" svg:y="6.362cm">
          <draw:text-box>
            <text:p>Val1</text:p>
          </draw:text-box>
        </draw:frame>
        <draw:frame draw:style-name="gr5" draw:layer="layout" svg:width="3.062cm" svg:height="0.962cm" svg:x="11.9cm" svg:y="7.446cm">
          <draw:text-box>
            <text:p>Val2</text:p>
          </draw:text-box>
        </draw:frame>
        <draw:frame draw:style-name="gr5" draw:layer="layout" svg:width="3.062cm" svg:height="0.962cm" svg:x="11.9cm" svg:y="8.53cm">
          <draw:text-box>
            <text:p>Val3</text:p>
          </draw:text-box>
        </draw:frame>
        <draw:frame draw:style-name="gr5" draw:layer="layout" svg:width="3.062cm" svg:height="0.962cm" svg:x="11.9cm" svg:y="9.59cm">
          <draw:text-box>
            <text:p>Val4</text:p>
          </draw:text-box>
        </draw:frame>
        <draw:g>
          <draw:custom-shape draw:style-name="gr1" draw:text-style-name="P1" draw:layer="layout" svg:width="6.95cm" svg:height="5.254cm" svg:x="17.396cm" svg:y="5.875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2" draw:text-style-name="P1" draw:layer="layout" svg:width="6.479cm" svg:height="4.241cm" svg:x="17.655cm" svg:y="6.37cm">
              <text:p/>
              <draw:enhanced-geometry svg:viewBox="0 0 21600 21600" draw:type="rectangle" draw:enhanced-path="M 0 0 L 21600 0 21600 21600 0 21600 0 0 Z N"/>
            </draw:custom-shape>
            <draw:line draw:style-name="gr3" draw:text-style-name="P1" draw:layer="layout" svg:x1="19.279cm" svg:y1="6.393cm" svg:x2="19.279cm" svg:y2="10.611cm">
              <text:p/>
            </draw:line>
            <draw:line draw:style-name="gr3" draw:text-style-name="P1" draw:layer="layout" svg:x1="17.654cm" svg:y1="7.454cm" svg:x2="24.11cm" svg:y2="7.454cm">
              <text:p/>
            </draw:line>
            <draw:line draw:style-name="gr3" draw:text-style-name="P1" draw:layer="layout" svg:x1="17.653cm" svg:y1="8.513cm" svg:x2="24.109cm" svg:y2="8.513cm">
              <text:p/>
            </draw:line>
            <draw:line draw:style-name="gr3" draw:text-style-name="P1" draw:layer="layout" svg:x1="17.653cm" svg:y1="9.573cm" svg:x2="24.109cm" svg:y2="9.573cm">
              <text:p/>
            </draw:line>
            <draw:frame draw:style-name="gr4" draw:layer="layout" svg:width="1.281cm" svg:height="0.962cm" svg:x="17.866cm" svg:y="6.393cm">
              <draw:text-box>
                <text:p>K1</text:p>
              </draw:text-box>
            </draw:frame>
            <draw:frame draw:style-name="gr4" draw:layer="layout" svg:width="1.281cm" svg:height="0.962cm" svg:x="17.867cm" svg:y="6.393cm">
              <draw:text-box>
                <text:p>K1</text:p>
              </draw:text-box>
            </draw:frame>
            <draw:frame draw:style-name="gr4" draw:layer="layout" svg:width="1.277cm" svg:height="0.962cm" svg:x="17.867cm" svg:y="7.5cm">
              <draw:text-box>
                <text:p>K2</text:p>
              </draw:text-box>
            </draw:frame>
            <draw:frame draw:style-name="gr4" draw:layer="layout" svg:width="1.277cm" svg:height="0.962cm" svg:x="17.867cm" svg:y="8.561cm">
              <draw:text-box>
                <text:p>K3</text:p>
              </draw:text-box>
            </draw:frame>
            <draw:frame draw:style-name="gr4" draw:layer="layout" svg:width="1.277cm" svg:height="0.962cm" svg:x="17.867cm" svg:y="9.645cm">
              <draw:text-box>
                <text:p>K4</text:p>
              </draw:text-box>
            </draw:frame>
            <draw:frame draw:style-name="gr5" draw:layer="layout" svg:width="3.062cm" svg:height="0.962cm" svg:x="19.399cm" svg:y="6.393cm">
              <draw:text-box>
                <text:p>Val1</text:p>
              </draw:text-box>
            </draw:frame>
            <draw:frame draw:style-name="gr5" draw:layer="layout" svg:width="3.062cm" svg:height="0.962cm" svg:x="19.399cm" svg:y="7.477cm">
              <draw:text-box>
                <text:p>Val2</text:p>
              </draw:text-box>
            </draw:frame>
            <draw:frame draw:style-name="gr5" draw:layer="layout" svg:width="3.062cm" svg:height="0.962cm" svg:x="19.399cm" svg:y="8.561cm">
              <draw:text-box>
                <text:p>Val3</text:p>
              </draw:text-box>
            </draw:frame>
            <draw:frame draw:style-name="gr5" draw:layer="layout" svg:width="3.062cm" svg:height="0.962cm" svg:x="19.399cm" svg:y="9.621cm">
              <draw:text-box>
                <text:p>Val4</text:p>
              </draw:text-box>
            </draw:frame>
          </draw:g>
        </draw:g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cc99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03cm" fo:min-width="1.892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4.655cm" svg:height="5.191cm" svg:x="2.273cm" svg:y="5.48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2.58cm" svg:y="5.932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92cm" svg:y1="6.729cm" svg:x2="6.48cm" svg:y2="6.729cm">
            <text:p/>
          </draw:line>
          <draw:line draw:style-name="gr3" draw:text-style-name="P1" draw:layer="layout" svg:x1="2.617cm" svg:y1="7.65cm" svg:x2="6.48cm" svg:y2="7.65cm">
            <text:p/>
          </draw:line>
          <draw:line draw:style-name="gr3" draw:text-style-name="P1" draw:layer="layout" svg:x1="2.617cm" svg:y1="8.521cm" svg:x2="6.505cm" svg:y2="8.521cm">
            <text:p/>
          </draw:line>
          <draw:line draw:style-name="gr3" draw:text-style-name="P1" draw:layer="layout" svg:x1="2.617cm" svg:y1="9.393cm" svg:x2="6.529cm" svg:y2="9.393cm">
            <text:p/>
          </draw:line>
          <draw:line draw:style-name="gr3" draw:text-style-name="P1" draw:layer="layout" svg:x1="3.938cm" svg:y1="5.932cm" svg:x2="3.938cm" svg:y2="10.268cm">
            <text:p/>
          </draw:line>
          <draw:frame draw:style-name="gr4" draw:text-style-name="P2" draw:layer="layout" svg:width="1.188cm" svg:height="0.878cm" svg:x="2.841cm" svg:y="5.908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2.841cm" svg:y="6.805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2.841cm" svg:y="7.702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2.841cm" svg:y="8.574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2.841cm" svg:y="9.397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4.187cm" svg:y="5.908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4.187cm" svg:y="6.806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4.187cm" svg:y="7.678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4.187cm" svg:y="8.526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4.187cm" svg:y="9.423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2.272cm" svg:y="5.48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2.579cm" svg:y="5.931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2.591cm" svg:y1="6.728cm" svg:x2="6.479cm" svg:y2="6.728cm">
            <text:p/>
          </draw:line>
          <draw:line draw:style-name="gr3" draw:text-style-name="P1" draw:layer="layout" svg:x1="2.616cm" svg:y1="7.649cm" svg:x2="6.479cm" svg:y2="7.649cm">
            <text:p/>
          </draw:line>
          <draw:line draw:style-name="gr3" draw:text-style-name="P1" draw:layer="layout" svg:x1="2.616cm" svg:y1="8.52cm" svg:x2="6.504cm" svg:y2="8.52cm">
            <text:p/>
          </draw:line>
          <draw:line draw:style-name="gr3" draw:text-style-name="P1" draw:layer="layout" svg:x1="2.616cm" svg:y1="9.392cm" svg:x2="6.528cm" svg:y2="9.392cm">
            <text:p/>
          </draw:line>
          <draw:line draw:style-name="gr3" draw:text-style-name="P1" draw:layer="layout" svg:x1="3.937cm" svg:y1="5.931cm" svg:x2="3.937cm" svg:y2="10.267cm">
            <text:p/>
          </draw:line>
          <draw:frame draw:style-name="gr4" draw:text-style-name="P2" draw:layer="layout" svg:width="1.188cm" svg:height="0.878cm" svg:x="2.84cm" svg:y="5.907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2.84cm" svg:y="8.573cm">
            <draw:text-box>
              <text:p><text:span text:style-name="T1">K4</text:span></text:p>
            </draw:text-box>
          </draw:frame>
          <draw:frame draw:style-name="gr5" draw:text-style-name="P2" draw:layer="layout" svg:width="2.392cm" svg:height="1.153cm" svg:x="4.186cm" svg:y="5.907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4.186cm" svg:y="8.525cm">
            <draw:text-box>
              <text:p><text:span text:style-name="T1">Val4</text:span></text:p>
            </draw:text-box>
          </draw:frame>
          <draw:custom-shape draw:style-name="gr1" draw:text-style-name="P1" draw:layer="layout" svg:width="4.655cm" svg:height="5.191cm" svg:x="7.28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7.587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99cm" svg:y1="6.727cm" svg:x2="11.487cm" svg:y2="6.727cm">
            <text:p/>
          </draw:line>
          <draw:line draw:style-name="gr3" draw:text-style-name="P1" draw:layer="layout" svg:x1="7.624cm" svg:y1="7.648cm" svg:x2="11.487cm" svg:y2="7.648cm">
            <text:p/>
          </draw:line>
          <draw:line draw:style-name="gr3" draw:text-style-name="P1" draw:layer="layout" svg:x1="7.624cm" svg:y1="8.519cm" svg:x2="11.512cm" svg:y2="8.519cm">
            <text:p/>
          </draw:line>
          <draw:line draw:style-name="gr3" draw:text-style-name="P1" draw:layer="layout" svg:x1="7.624cm" svg:y1="9.391cm" svg:x2="11.536cm" svg:y2="9.391cm">
            <text:p/>
          </draw:line>
          <draw:line draw:style-name="gr3" draw:text-style-name="P1" draw:layer="layout" svg:x1="8.945cm" svg:y1="5.93cm" svg:x2="8.945cm" svg:y2="10.266cm">
            <text:p/>
          </draw:line>
          <draw:frame draw:style-name="gr4" draw:text-style-name="P2" draw:layer="layout" svg:width="1.188cm" svg:height="0.878cm" svg:x="7.848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7.848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7.848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7.848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7.848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9.194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9.194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9.194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9.194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9.194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7.279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7.586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7.598cm" svg:y1="6.726cm" svg:x2="11.486cm" svg:y2="6.726cm">
            <text:p/>
          </draw:line>
          <draw:line draw:style-name="gr3" draw:text-style-name="P1" draw:layer="layout" svg:x1="7.623cm" svg:y1="7.647cm" svg:x2="11.486cm" svg:y2="7.647cm">
            <text:p/>
          </draw:line>
          <draw:line draw:style-name="gr3" draw:text-style-name="P1" draw:layer="layout" svg:x1="7.623cm" svg:y1="8.518cm" svg:x2="11.511cm" svg:y2="8.518cm">
            <text:p/>
          </draw:line>
          <draw:line draw:style-name="gr3" draw:text-style-name="P1" draw:layer="layout" svg:x1="7.623cm" svg:y1="9.39cm" svg:x2="11.535cm" svg:y2="9.39cm">
            <text:p/>
          </draw:line>
          <draw:line draw:style-name="gr3" draw:text-style-name="P1" draw:layer="layout" svg:x1="8.944cm" svg:y1="5.929cm" svg:x2="8.944cm" svg:y2="10.265cm">
            <text:p/>
          </draw:line>
          <draw:frame draw:style-name="gr4" draw:text-style-name="P2" draw:layer="layout" svg:width="1.188cm" svg:height="0.878cm" svg:x="7.847cm" svg:y="5.905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7.847cm" svg:y="6.802cm">
            <draw:text-box>
              <text:p><text:span text:style-name="T1">K2</text:span></text:p>
            </draw:text-box>
          </draw:frame>
          <draw:frame draw:style-name="gr4" draw:text-style-name="P2" draw:layer="layout" svg:width="1.188cm" svg:height="1.153cm" svg:x="7.847cm" svg:y="8.571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7.847cm" svg:y="9.394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9.193cm" svg:y="5.905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9.193cm" svg:y="6.803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9.193cm" svg:y="8.523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9.193cm" svg:y="9.42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2.265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2.572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584cm" svg:y1="6.727cm" svg:x2="16.472cm" svg:y2="6.727cm">
            <text:p/>
          </draw:line>
          <draw:line draw:style-name="gr3" draw:text-style-name="P1" draw:layer="layout" svg:x1="12.609cm" svg:y1="7.648cm" svg:x2="16.472cm" svg:y2="7.648cm">
            <text:p/>
          </draw:line>
          <draw:line draw:style-name="gr3" draw:text-style-name="P1" draw:layer="layout" svg:x1="12.609cm" svg:y1="8.519cm" svg:x2="16.497cm" svg:y2="8.519cm">
            <text:p/>
          </draw:line>
          <draw:line draw:style-name="gr3" draw:text-style-name="P1" draw:layer="layout" svg:x1="12.609cm" svg:y1="9.391cm" svg:x2="16.521cm" svg:y2="9.391cm">
            <text:p/>
          </draw:line>
          <draw:line draw:style-name="gr3" draw:text-style-name="P1" draw:layer="layout" svg:x1="13.93cm" svg:y1="5.93cm" svg:x2="13.93cm" svg:y2="10.266cm">
            <text:p/>
          </draw:line>
          <draw:frame draw:style-name="gr4" draw:text-style-name="P2" draw:layer="layout" svg:width="1.188cm" svg:height="0.878cm" svg:x="12.833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12.833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2.833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12.833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12.833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4.179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14.179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4.179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4.179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14.179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2.264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2.571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2.583cm" svg:y1="6.726cm" svg:x2="16.471cm" svg:y2="6.726cm">
            <text:p/>
          </draw:line>
          <draw:line draw:style-name="gr3" draw:text-style-name="P1" draw:layer="layout" svg:x1="12.608cm" svg:y1="7.647cm" svg:x2="16.471cm" svg:y2="7.647cm">
            <text:p/>
          </draw:line>
          <draw:line draw:style-name="gr3" draw:text-style-name="P1" draw:layer="layout" svg:x1="12.608cm" svg:y1="8.518cm" svg:x2="16.496cm" svg:y2="8.518cm">
            <text:p/>
          </draw:line>
          <draw:line draw:style-name="gr3" draw:text-style-name="P1" draw:layer="layout" svg:x1="12.608cm" svg:y1="9.39cm" svg:x2="16.52cm" svg:y2="9.39cm">
            <text:p/>
          </draw:line>
          <draw:line draw:style-name="gr3" draw:text-style-name="P1" draw:layer="layout" svg:x1="13.929cm" svg:y1="5.929cm" svg:x2="13.929cm" svg:y2="10.265cm">
            <text:p/>
          </draw:line>
          <draw:frame draw:style-name="gr4" draw:text-style-name="P2" draw:layer="layout" svg:width="1.188cm" svg:height="1.153cm" svg:x="12.832cm" svg:y="6.802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2.832cm" svg:y="7.699cm">
            <draw:text-box>
              <text:p><text:span text:style-name="T1">K3</text:span></text:p>
            </draw:text-box>
          </draw:frame>
          <draw:frame draw:style-name="gr4" draw:text-style-name="P2" draw:layer="layout" svg:width="1.184cm" svg:height="1.153cm" svg:x="12.832cm" svg:y="9.394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4.178cm" svg:y="6.803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4.178cm" svg:y="7.675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4.178cm" svg:y="9.42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7.274cm" svg:y="5.481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7.581cm" svg:y="5.93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7.593cm" svg:y1="6.727cm" svg:x2="21.481cm" svg:y2="6.727cm">
            <text:p/>
          </draw:line>
          <draw:line draw:style-name="gr3" draw:text-style-name="P1" draw:layer="layout" svg:x1="17.618cm" svg:y1="7.648cm" svg:x2="21.481cm" svg:y2="7.648cm">
            <text:p/>
          </draw:line>
          <draw:line draw:style-name="gr3" draw:text-style-name="P1" draw:layer="layout" svg:x1="17.618cm" svg:y1="8.519cm" svg:x2="21.506cm" svg:y2="8.519cm">
            <text:p/>
          </draw:line>
          <draw:line draw:style-name="gr3" draw:text-style-name="P1" draw:layer="layout" svg:x1="17.618cm" svg:y1="9.391cm" svg:x2="21.53cm" svg:y2="9.391cm">
            <text:p/>
          </draw:line>
          <draw:line draw:style-name="gr3" draw:text-style-name="P1" draw:layer="layout" svg:x1="18.939cm" svg:y1="5.93cm" svg:x2="18.939cm" svg:y2="10.266cm">
            <text:p/>
          </draw:line>
          <draw:frame draw:style-name="gr4" draw:text-style-name="P2" draw:layer="layout" svg:width="1.188cm" svg:height="0.878cm" svg:x="17.842cm" svg:y="5.906cm">
            <draw:text-box>
              <text:p><text:span text:style-name="T1">K1</text:span></text:p>
            </draw:text-box>
          </draw:frame>
          <draw:frame draw:style-name="gr4" draw:text-style-name="P2" draw:layer="layout" svg:width="1.188cm" svg:height="1.153cm" svg:x="17.842cm" svg:y="6.803cm">
            <draw:text-box>
              <text:p><text:span text:style-name="T1">K2</text:span></text:p>
            </draw:text-box>
          </draw:frame>
          <draw:frame draw:style-name="gr4" draw:text-style-name="P2" draw:layer="layout" svg:width="1.184cm" svg:height="1.153cm" svg:x="17.842cm" svg:y="7.7cm">
            <draw:text-box>
              <text:p><text:span text:style-name="T1">K3</text:span></text:p>
            </draw:text-box>
          </draw:frame>
          <draw:frame draw:style-name="gr4" draw:text-style-name="P2" draw:layer="layout" svg:width="1.188cm" svg:height="1.153cm" svg:x="17.842cm" svg:y="8.572cm">
            <draw:text-box>
              <text:p><text:span text:style-name="T1">K4</text:span></text:p>
            </draw:text-box>
          </draw:frame>
          <draw:frame draw:style-name="gr4" draw:text-style-name="P2" draw:layer="layout" svg:width="1.184cm" svg:height="1.153cm" svg:x="17.842cm" svg:y="9.395cm">
            <draw:text-box>
              <text:p><text:span text:style-name="T1">K5</text:span></text:p>
            </draw:text-box>
          </draw:frame>
          <draw:frame draw:style-name="gr5" draw:text-style-name="P2" draw:layer="layout" svg:width="2.392cm" svg:height="1.153cm" svg:x="19.188cm" svg:y="5.906cm">
            <draw:text-box>
              <text:p><text:span text:style-name="T1">Val1</text:span></text:p>
            </draw:text-box>
          </draw:frame>
          <draw:frame draw:style-name="gr5" draw:text-style-name="P2" draw:layer="layout" svg:width="2.392cm" svg:height="1.153cm" svg:x="19.188cm" svg:y="6.804cm">
            <draw:text-box>
              <text:p><text:span text:style-name="T1">Val2</text:span></text:p>
            </draw:text-box>
          </draw:frame>
          <draw:frame draw:style-name="gr5" draw:text-style-name="P2" draw:layer="layout" svg:width="2.392cm" svg:height="1.153cm" svg:x="19.188cm" svg:y="7.676cm">
            <draw:text-box>
              <text:p><text:span text:style-name="T1">Val3</text:span></text:p>
            </draw:text-box>
          </draw:frame>
          <draw:frame draw:style-name="gr5" draw:text-style-name="P2" draw:layer="layout" svg:width="2.392cm" svg:height="1.153cm" svg:x="19.188cm" svg:y="8.524cm">
            <draw:text-box>
              <text:p><text:span text:style-name="T1">Val4</text:span></text:p>
            </draw:text-box>
          </draw:frame>
          <draw:frame draw:style-name="gr5" draw:text-style-name="P2" draw:layer="layout" svg:width="2.392cm" svg:height="1.153cm" svg:x="19.188cm" svg:y="9.421cm">
            <draw:text-box>
              <text:p><text:span text:style-name="T1">Val5</text:span></text:p>
            </draw:text-box>
          </draw:frame>
          <draw:custom-shape draw:style-name="gr1" draw:text-style-name="P1" draw:layer="layout" svg:width="4.655cm" svg:height="5.191cm" svg:x="17.273cm" svg:y="5.48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3.925cm" svg:height="4.336cm" svg:x="17.58cm" svg:y="5.929cm">
            <text:p/>
            <draw:enhanced-geometry svg:viewBox="0 0 21600 21600" draw:type="rectangle" draw:enhanced-path="M 0 0 L 21600 0 21600 21600 0 21600 0 0 Z N"/>
          </draw:custom-shape>
          <draw:line draw:style-name="gr3" draw:text-style-name="P1" draw:layer="layout" svg:x1="17.592cm" svg:y1="6.726cm" svg:x2="21.48cm" svg:y2="6.726cm">
            <text:p/>
          </draw:line>
          <draw:line draw:style-name="gr3" draw:text-style-name="P1" draw:layer="layout" svg:x1="17.617cm" svg:y1="7.647cm" svg:x2="21.48cm" svg:y2="7.647cm">
            <text:p/>
          </draw:line>
          <draw:line draw:style-name="gr3" draw:text-style-name="P1" draw:layer="layout" svg:x1="17.617cm" svg:y1="8.518cm" svg:x2="21.505cm" svg:y2="8.518cm">
            <text:p/>
          </draw:line>
          <draw:line draw:style-name="gr3" draw:text-style-name="P1" draw:layer="layout" svg:x1="17.617cm" svg:y1="9.39cm" svg:x2="21.529cm" svg:y2="9.39cm">
            <text:p/>
          </draw:line>
          <draw:line draw:style-name="gr3" draw:text-style-name="P1" draw:layer="layout" svg:x1="18.938cm" svg:y1="5.929cm" svg:x2="18.938cm" svg:y2="10.265cm">
            <text:p/>
          </draw:line>
          <draw:frame draw:style-name="gr4" draw:text-style-name="P2" draw:layer="layout" svg:width="1.184cm" svg:height="1.153cm" svg:x="17.841cm" svg:y="7.699cm">
            <draw:text-box>
              <text:p><text:span text:style-name="T1">K3</text:span></text:p>
            </draw:text-box>
          </draw:frame>
          <draw:frame draw:style-name="gr5" draw:text-style-name="P2" draw:layer="layout" svg:width="2.392cm" svg:height="1.153cm" svg:x="19.187cm" svg:y="7.675cm">
            <draw:text-box>
              <text:p><text:span text:style-name="T1">Val3</text:span></text:p>
            </draw:text-box>
          </draw:frame>
        </draw:g>
      </draw:page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